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SPUtil.getContextAttribute( Map objectModel ,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SPUtil.normalizedBaseName( String fil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SPUtil.getFileContents( String fil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PUtil.isAlphaNumeric( char c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3">
            <text:p text:style-name="Table_20_Contents">13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PUtil.split( String lin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PUtil.baseName( String filename , String suffi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XSPUtil.formDecode(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PUtil.getSourceContents( String url , SourceResolver resol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XSPUtil.split( String line , String delimi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PUtil.getFileContents( String filename , String encod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PUtil.includeFile( String name , ServiceManager manager , ContentHandler contentHandler , Map objectMode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XSPUtil.pathComponent( String file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SPUtil.relativeFilename( String filename , Map objectModel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XSPUtil.get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PUtil.getContents( InputStream in , String encod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PUtil.getSourceContents( String uri , String base , SourceResolver resolv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XSPUtil.fileComponent( String file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SPUtil.encodeMarkup( String str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PUtil.getContents( Reader read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XSPUtil.normalizedName( String filenam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6">
            <text:p text:style-name="Table_20_Contents">6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XSPUtil.getContents( InputStream i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PUtil.baseName( String fil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PUtil.includeInputSource( InputSource source , ServiceManager manager , ContentHandler contentHandl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XSPUtil.includeString( String string , ServiceManager manager , ContentHandler contentHand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SPUtil.formatDate( Date date , String patter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XSPUtil.getSessionCount( HttpSession sess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XSPUtil.includeSource( String uri , String base , SourceResolver resolver , ContentHandler contentHandle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XSPUtil.formEncode( String 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